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rsid="0001243a" officeooo:paragraph-rsid="0001243a"/>
    </style:style>
    <style:style style:name="P2" style:family="paragraph" style:parent-style-name="Heading_20_2">
      <style:text-properties officeooo:rsid="0001243a" officeooo:paragraph-rsid="0001243a"/>
    </style:style>
    <style:style style:name="P3" style:family="paragraph" style:parent-style-name="Heading_20_2">
      <style:text-properties officeooo:paragraph-rsid="0001243a"/>
    </style:style>
    <style:style style:name="P4" style:family="paragraph" style:parent-style-name="Heading_20_2">
      <style:text-properties officeooo:rsid="0001a7a8" officeooo:paragraph-rsid="0001a7a8"/>
    </style:style>
    <style:style style:name="P5" style:family="paragraph" style:parent-style-name="Heading_20_2">
      <style:text-properties officeooo:rsid="00040126" officeooo:paragraph-rsid="00040126"/>
    </style:style>
    <style:style style:name="P6" style:family="paragraph" style:parent-style-name="Standard">
      <style:paragraph-properties fo:text-align="center" style:justify-single-word="false"/>
      <style:text-properties officeooo:rsid="0001243a" officeooo:paragraph-rsid="0001243a"/>
    </style:style>
    <style:style style:name="P7" style:family="paragraph" style:parent-style-name="Standard">
      <style:paragraph-properties fo:text-align="center" style:justify-single-word="false"/>
      <style:text-properties officeooo:rsid="0001243a" officeooo:paragraph-rsid="0001a7a8"/>
    </style:style>
    <style:style style:name="P8" style:family="paragraph" style:parent-style-name="Table_20_Contents">
      <style:paragraph-properties fo:text-align="center" style:justify-single-word="false"/>
      <style:text-properties officeooo:rsid="0001243a" officeooo:paragraph-rsid="0001243a"/>
    </style:style>
    <style:style style:name="P9" style:family="paragraph" style:parent-style-name="Table_20_Contents">
      <style:paragraph-properties fo:text-align="center" style:justify-single-word="false"/>
      <style:text-properties officeooo:rsid="0001243a" officeooo:paragraph-rsid="0001a7a8"/>
    </style:style>
    <style:style style:name="P10" style:family="paragraph" style:parent-style-name="Table_20_Contents">
      <style:paragraph-properties fo:text-align="center" style:justify-single-word="false"/>
      <style:text-properties officeooo:rsid="0001243a" officeooo:paragraph-rsid="00040126"/>
    </style:style>
    <style:style style:name="P11" style:family="paragraph" style:parent-style-name="Table_20_Contents">
      <style:paragraph-properties fo:text-align="center" style:justify-single-word="false"/>
      <style:text-properties fo:font-weight="bold" officeooo:rsid="0001243a" officeooo:paragraph-rsid="0001243a" style:font-weight-asian="bold" style:font-weight-complex="bold"/>
    </style:style>
    <style:style style:name="P12" style:family="paragraph" style:parent-style-name="Table_20_Contents">
      <style:paragraph-properties fo:text-align="center" style:justify-single-word="false"/>
      <style:text-properties fo:font-weight="bold" officeooo:rsid="0001a7a8" officeooo:paragraph-rsid="0001a7a8" style:font-weight-asian="bold" style:font-weight-complex="bold"/>
    </style:style>
    <style:style style:name="P13" style:family="paragraph" style:parent-style-name="Table_20_Contents">
      <style:paragraph-properties fo:text-align="center" style:justify-single-word="false"/>
      <style:text-properties fo:font-weight="bold" officeooo:rsid="0002c72b" officeooo:paragraph-rsid="0002c72b" style:font-weight-asian="bold" style:font-weight-complex="bold"/>
    </style:style>
    <style:style style:name="P14" style:family="paragraph" style:parent-style-name="Table_20_Contents">
      <style:text-properties officeooo:rsid="0002c72b" officeooo:paragraph-rsid="0002c72b"/>
    </style:style>
    <style:style style:name="P15" style:family="paragraph" style:parent-style-name="Text_20_body">
      <style:text-properties officeooo:rsid="0001243a" officeooo:paragraph-rsid="0001243a"/>
    </style:style>
    <style:style style:name="P16" style:family="paragraph" style:parent-style-name="Text_20_body">
      <style:text-properties officeooo:paragraph-rsid="0001243a"/>
    </style:style>
    <style:style style:name="P17" style:family="paragraph" style:parent-style-name="Text_20_body">
      <style:text-properties officeooo:rsid="0001a7a8" officeooo:paragraph-rsid="0001a7a8"/>
    </style:style>
    <style:style style:name="P18" style:family="paragraph" style:parent-style-name="Text_20_body">
      <style:text-properties fo:font-weight="bold" officeooo:rsid="0001a7a8" officeooo:paragraph-rsid="0001a7a8" style:font-weight-asian="bold" style:font-weight-complex="bold"/>
    </style:style>
    <style:style style:name="P19" style:family="paragraph" style:parent-style-name="Text_20_body">
      <style:text-properties fo:font-weight="bold" officeooo:rsid="00040126" officeooo:paragraph-rsid="00040126" style:font-weight-asian="bold" style:font-weight-complex="bold"/>
    </style:style>
    <style:style style:name="P20" style:family="paragraph" style:parent-style-name="Text_20_body">
      <style:text-properties fo:font-weight="bold" officeooo:rsid="0005c177" officeooo:paragraph-rsid="0005c177" style:font-weight-asian="bold" style:font-weight-complex="bold"/>
    </style:style>
    <style:style style:name="P21" style:family="paragraph" style:parent-style-name="Text_20_body">
      <style:paragraph-properties fo:text-align="start" style:justify-single-word="false"/>
      <style:text-properties fo:font-weight="bold" officeooo:rsid="0008b7f9" officeooo:paragraph-rsid="0008b7f9" style:font-weight-asian="bold" style:font-weight-complex="bold"/>
    </style:style>
    <style:style style:name="P22" style:family="paragraph" style:parent-style-name="Text_20_body">
      <style:paragraph-properties fo:text-align="start" style:justify-single-word="false"/>
      <style:text-properties officeooo:paragraph-rsid="0001a7a8"/>
    </style:style>
    <style:style style:name="P23" style:family="paragraph" style:parent-style-name="Text_20_body">
      <style:paragraph-properties fo:text-align="start" style:justify-single-word="false"/>
      <style:text-properties officeooo:paragraph-rsid="0001243a"/>
    </style:style>
    <style:style style:name="P24" style:family="paragraph" style:parent-style-name="Text_20_body">
      <style:text-properties officeooo:paragraph-rsid="0001a7a8"/>
    </style:style>
    <style:style style:name="P25" style:family="paragraph" style:parent-style-name="Text_20_body">
      <style:text-properties officeooo:paragraph-rsid="0002c72b"/>
    </style:style>
    <style:style style:name="P26" style:family="paragraph" style:parent-style-name="Text_20_body">
      <style:text-properties officeooo:paragraph-rsid="00040126"/>
    </style:style>
    <style:style style:name="P27" style:family="paragraph" style:parent-style-name="Text_20_body">
      <style:text-properties officeooo:rsid="0005c177" officeooo:paragraph-rsid="0005c177"/>
    </style:style>
    <style:style style:name="P28" style:family="paragraph" style:parent-style-name="Text_20_body" style:list-style-name="L1">
      <style:text-properties officeooo:rsid="0008b7f9" officeooo:paragraph-rsid="0008b7f9"/>
    </style:style>
    <style:style style:name="T1" style:family="text">
      <style:text-properties officeooo:rsid="0001243a"/>
    </style:style>
    <style:style style:name="T2" style:family="text">
      <style:text-properties fo:font-weight="bold" style:font-weight-asian="bold" style:font-weight-complex="bold"/>
    </style:style>
    <style:style style:name="T3" style:family="text">
      <style:text-properties fo:font-weight="bold" officeooo:rsid="0001a7a8" style:font-weight-asian="bold" style:font-weight-complex="bold"/>
    </style:style>
    <style:style style:name="T4" style:family="text">
      <style:text-properties fo:font-weight="bold" officeooo:rsid="0002c72b" style:font-weight-asian="bold" style:font-weight-complex="bold"/>
    </style:style>
    <style:style style:name="T5" style:family="text">
      <style:text-properties fo:font-weight="bold" officeooo:rsid="0001243a" style:font-weight-asian="bold" style:font-weight-complex="bold"/>
    </style:style>
    <style:style style:name="T6" style:family="text">
      <style:text-properties officeooo:rsid="0001a7a8"/>
    </style:style>
    <style:style style:name="T7" style:family="text">
      <style:text-properties fo:font-weight="normal" style:font-weight-asian="normal" style:font-weight-complex="normal"/>
    </style:style>
    <style:style style:name="T8" style:family="text">
      <style:text-properties fo:font-weight="normal" officeooo:rsid="0001a7a8" style:font-weight-asian="normal" style:font-weight-complex="normal"/>
    </style:style>
    <style:style style:name="T9" style:family="text">
      <style:text-properties fo:font-weight="normal" officeooo:rsid="0002c72b" style:font-weight-asian="normal" style:font-weight-complex="normal"/>
    </style:style>
    <style:style style:name="T10" style:family="text">
      <style:text-properties fo:font-weight="normal" officeooo:rsid="00040126" style:font-weight-asian="normal" style:font-weight-complex="normal"/>
    </style:style>
    <style:style style:name="T11" style:family="text">
      <style:text-properties fo:font-weight="normal" officeooo:rsid="0005c177" style:font-weight-asian="normal" style:font-weight-complex="normal"/>
    </style:style>
    <style:style style:name="T12" style:family="text">
      <style:text-properties officeooo:rsid="0002c72b"/>
    </style:style>
    <style:style style:name="T13" style:family="text">
      <style:text-properties officeooo:rsid="00040126"/>
    </style:style>
    <style:style style:name="T1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paring the infrastructure</text:h>
      <text:p text:style-name="P15">This section contains all the information about the server and client machine specifications and explanations as to why.</text:p>
      <text:h text:style-name="P2" text:outline-level="2">Server Spec</text:h>
      <text:p text:style-name="P17">The server is a virtual machine in the secure defense cloud of Microsoft Azure.</text:p>
      <table:table table:name="Tabelle1" table:style-name="Tabelle1">
        <table:table-column table:style-name="Tabelle1.A" table:number-columns-repeated="2"/>
        <table:table-row>
          <table:table-cell table:style-name="Tabelle1.A1" office:value-type="string">
            <text:p text:style-name="P11">Operating System (OS)</text:p>
          </table:table-cell>
          <table:table-cell table:style-name="Tabelle1.B1" office:value-type="string">
            <text:p text:style-name="P6">Windows Server 2019</text:p>
          </table:table-cell>
        </table:table-row>
        <table:table-row>
          <table:table-cell table:style-name="Tabelle1.A2" office:value-type="string">
            <text:p text:style-name="P11">GPU</text:p>
          </table:table-cell>
          <table:table-cell table:style-name="Tabelle1.B2" office:value-type="string">
            <text:p text:style-name="P8">NVIDIA P100</text:p>
          </table:table-cell>
        </table:table-row>
        <table:table-row>
          <table:table-cell table:style-name="Tabelle1.A2" office:value-type="string">
            <text:p text:style-name="P11">Driver Version</text:p>
          </table:table-cell>
          <table:table-cell table:style-name="Tabelle1.B2" office:value-type="string">
            <text:p text:style-name="P8">451.48</text:p>
          </table:table-cell>
        </table:table-row>
        <table:table-row>
          <table:table-cell table:style-name="Tabelle1.A2" office:value-type="string">
            <text:p text:style-name="P11">CPU</text:p>
          </table:table-cell>
          <table:table-cell table:style-name="Tabelle1.B2" office:value-type="string">
            <text:p text:style-name="P8">Intel Xeon E5-2690 v9</text:p>
          </table:table-cell>
        </table:table-row>
        <table:table-row>
          <table:table-cell table:style-name="Tabelle1.A2" office:value-type="string">
            <text:p text:style-name="P11">Memory</text:p>
          </table:table-cell>
          <table:table-cell table:style-name="Tabelle1.B2" office:value-type="string">
            <text:p text:style-name="P8">112 GiB</text:p>
          </table:table-cell>
        </table:table-row>
        <table:table-row>
          <table:table-cell table:style-name="Tabelle1.A2" office:value-type="string">
            <text:p text:style-name="P11">Location</text:p>
          </table:table-cell>
          <table:table-cell table:style-name="Tabelle1.B2" office:value-type="string">
            <text:p text:style-name="P8">Europe West (Amsterdam)</text:p>
          </table:table-cell>
        </table:table-row>
        <table:table-row>
          <table:table-cell table:style-name="Tabelle1.A2" office:value-type="string">
            <text:p text:style-name="P11">Azure VM Series</text:p>
          </table:table-cell>
          <table:table-cell table:style-name="Tabelle1.B2" office:value-type="string">
            <text:p text:style-name="P8">NC6s v2</text:p>
          </table:table-cell>
        </table:table-row>
      </table:table>
      <text:p text:style-name="P16"/>
      <text:p text:style-name="P15"><text:span text:style-name="T2">Why Windows Server 2019:</text:span> For some reason there is an issue with Windows 10, where performance degrades. I am not sure why this occurs, but as windows server is able to run steam and games it does not really matter.</text:p>
      <text:p text:style-name="P23"><text:span text:style-name="T5">Why this GPU/VM Series</text:span><text:span text:style-name="T1">: The NVIDIA CloudXR software requires a GPU of the Pascal or later Architecture. The P100 was the only card that I could find that fulfilled this requirement. The configuration also has the minimum requirements in terms of GPU, CPU and Memory power.</text:span></text:p>
      <text:p text:style-name="P22"><text:span text:style-name="T3">Location: </text:span><text:span text:style-name="T8">Deploy the VM as close to the client/target location as possible to minimize Latency. The servers of the Europe West group are stationed near Amsterdam.</text:span></text:p>
      <text:p text:style-name="P21"><text:span text:style-name="T6">I</text:span>P Address: <text:span text:style-name="T7"><text:s/>Make sure the IP address is static, so that you do not have to worry about it changing.</text:span></text:p>
      <text:h text:style-name="P3" text:outline-level="2"><text:span text:style-name="T1">Client Spec</text:span></text:h>
      <table:table table:name="Tabelle2" table:style-name="Tabelle2">
        <table:table-column table:style-name="Tabelle2.A" table:number-columns-repeated="2"/>
        <table:table-row>
          <table:table-cell table:style-name="Tabelle2.A1" office:value-type="string">
            <text:p text:style-name="P11">Operating System (OS)</text:p>
          </table:table-cell>
          <table:table-cell table:style-name="Tabelle2.B1" office:value-type="string">
            <text:p text:style-name="P7">W<text:span text:style-name="T6">indows 10</text:span></text:p>
          </table:table-cell>
        </table:table-row>
        <table:table-row>
          <table:table-cell table:style-name="Tabelle2.A2" office:value-type="string">
            <text:p text:style-name="P11">GPU</text:p>
          </table:table-cell>
          <table:table-cell table:style-name="Tabelle2.B2" office:value-type="string">
            <text:p text:style-name="P9">A<text:span text:style-name="T6">ny NVIDIA Graphics card with Pascal or later architecture (I used GeForce RTX 2080 Ti)</text:span></text:p>
          </table:table-cell>
        </table:table-row>
        <table:table-row>
          <table:table-cell table:style-name="Tabelle2.A2" office:value-type="string">
            <text:p text:style-name="P11">Driver Version</text:p>
          </table:table-cell>
          <table:table-cell table:style-name="Tabelle2.B2" office:value-type="string">
            <text:p text:style-name="P9">4<text:span text:style-name="T6">32.00</text:span></text:p>
          </table:table-cell>
        </table:table-row>
        <table:table-row>
          <table:table-cell table:style-name="Tabelle2.A2" office:value-type="string">
            <text:p text:style-name="P11">CPU</text:p>
          </table:table-cell>
          <table:table-cell table:style-name="Tabelle2.B2" office:value-type="string">
            <text:p text:style-name="P9">I<text:span text:style-name="T6">ntel I7-7820X or similar</text:span></text:p>
          </table:table-cell>
        </table:table-row>
        <table:table-row>
          <table:table-cell table:style-name="Tabelle2.A2" office:value-type="string">
            <text:p text:style-name="P11"><text:s/>Memory</text:p>
          </table:table-cell>
          <table:table-cell table:style-name="Tabelle2.B2" office:value-type="string">
            <text:p text:style-name="P9"><text:span text:style-name="T6">&gt;= 64 GiB (recommended)</text:span></text:p>
          </table:table-cell>
        </table:table-row>
        <table:table-row>
          <table:table-cell table:style-name="Tabelle2.A2" office:value-type="string">
            <text:p text:style-name="P12">VR Headset</text:p>
          </table:table-cell>
          <table:table-cell table:style-name="Tabelle2.B2" office:value-type="string">
            <text:p text:style-name="P10">H<text:span text:style-name="T13">TC Vive, HTC Vive Pro or Valve Index</text:span></text:p>
          </table:table-cell>
        </table:table-row>
      </table:table>
      <text:p text:style-name="Text_20_body"/>
      <text:p text:style-name="P24"><text:soft-page-break/><text:span text:style-name="T6">The client machine is the PC the VR headset is connected to. It will also have the client CloudXR software installed, but more to that in the next section. The most imporant thing again is to have a NVIDIA GPU of </text:span><text:span text:style-name="T3">Pascal or later architecture. </text:span><text:span text:style-name="T8">Apart from that the computer has to have enough power to comfortably run VR games, so make sure to install a good CPU, enough RAM and if possible a fast SSD.</text:span></text:p>
      <text:h text:style-name="P5" text:outline-level="2">Network Spec</text:h>
      <text:p text:style-name="P26"><text:span text:style-name="T13">According to the offical documentation the network bandwidth should be minumum 50 Mbps, preferably 60 Mbps.</text:span></text:p>
      <text:h text:style-name="P1" text:outline-level="1">Installing the software</text:h>
      <text:p text:style-name="P17">This section details what software has to be installed on each machine.</text:p>
      <text:h text:style-name="P4" text:outline-level="2">Server Software</text:h>
      <text:p text:style-name="P18">CloudXR Server: <text:tab/><text:span text:style-name="T7">Install the CloudXR </text:span><text:span text:style-name="T10">software </text:span><text:span text:style-name="T7">and select the server part + redistributables when prompted. </text:span><text:span text:style-name="T10">Also install the following requirement: Microsoft June 2010 DirectX SDK: https://www.microsoft.com/en-us/download/details.aspx?id=8109</text:span></text:p>
      <text:p text:style-name="P18">Steam + SteamVR: <text:tab/><text:span text:style-name="T7">Install Steam and then SteamVR. Make sure to have the latest patch.</text:span></text:p>
      <text:p text:style-name="P18"><text:span text:style-name="T7">The CloudXR software ties into SteamVR to simulate a connected headset for the server machine. For the games started on the server it is as if the VR headset was connected to the server physically. </text:span><text:span text:style-name="T9">Also download the game/application you want to use. </text:span><text:span text:style-name="T10">Any OpenVR application is possible.</text:span></text:p>
      <text:p text:style-name="P25"><text:span text:style-name="T4">GPU Driver: </text:span><text:span text:style-name="T9">This one is a bit tricky. The P100 GPU is not a gaming card and as such only comes with compute drivers. This is what I believe to have caused the performance issues. The solution was to install NVIDIA’s GRID software, which has a compatible vGPU driver. </text:span><text:span text:style-name="T10">First update the GPU driver to the latest version.</text:span><text:span text:style-name="T9"> </text:span><text:span text:style-name="T10">Then </text:span><text:span text:style-name="T9">download the following vGPU software (accessed 19.10.2020):</text:span></text:p>
      <table:table table:name="Tabelle3" table:style-name="Tabelle3">
        <table:table-column table:style-name="Tabelle3.A" table:number-columns-repeated="2"/>
        <table:table-row>
          <table:table-cell table:style-name="Tabelle3.A1" office:value-type="string">
            <text:p text:style-name="P13">Platform</text:p>
          </table:table-cell>
          <table:table-cell table:style-name="Tabelle3.B1" office:value-type="string">
            <text:p text:style-name="Table_20_Contents"><text:s/><text:span text:style-name="T12">Microsoft Windows Hyper-V</text:span></text:p>
          </table:table-cell>
        </table:table-row>
        <table:table-row>
          <table:table-cell table:style-name="Tabelle3.A2" office:value-type="string">
            <text:p text:style-name="P13">Platform Version</text:p>
          </table:table-cell>
          <table:table-cell table:style-name="Tabelle3.B2" office:value-type="string">
            <text:p text:style-name="P14">2019</text:p>
          </table:table-cell>
        </table:table-row>
        <table:table-row>
          <table:table-cell table:style-name="Tabelle3.A2" office:value-type="string">
            <text:p text:style-name="P13">Product Version</text:p>
          </table:table-cell>
          <table:table-cell table:style-name="Tabelle3.B2" office:value-type="string">
            <text:p text:style-name="P14">8.5</text:p>
          </table:table-cell>
        </table:table-row>
        <table:table-row>
          <table:table-cell table:style-name="Tabelle3.A2" office:value-type="string">
            <text:p text:style-name="P13">Description</text:p>
          </table:table-cell>
          <table:table-cell table:style-name="Tabelle3.B2" office:value-type="string">
            <text:p text:style-name="P14">NVIDIA vGPU for Windows</text:p>
          </table:table-cell>
        </table:table-row>
      </table:table>
      <text:p text:style-name="P25"><text:span text:style-name="T9"/></text:p>
      <text:p text:style-name="P25"><text:span text:style-name="T10">Install the software on the server, this also requires y</text:span><text:span text:style-name="T9">ou to install a licensing server. All the </text:span><text:span text:style-name="T10">relevant </text:span><text:span text:style-name="T9">documentation is available on the </text:span><text:a xlink:type="simple" xlink:href="https://www.nvidia.com/en-us/data-center/buy-grid/" text:style-name="Internet_20_link" text:visited-style-name="Visited_20_Internet_20_Link"><text:span text:style-name="T9">website</text:span></text:a><text:span text:style-name="T9">. Jeroen has the login data for the website.</text:span></text:p>
      <text:p text:style-name="P19"><text:span text:style-name="T12">V</text:span>NC Server: <text:span text:style-name="T11">The official guide explicitly advises against using Microsoft Remote Desktop, as it is known to lead to crashes. Instead install a VNC server on the server machine and configure it to start on boot. I used </text:span><text:a xlink:type="simple" xlink:href="https://www.tightvnc.com/" text:style-name="Internet_20_link" text:visited-style-name="Visited_20_Internet_20_Link"><text:span text:style-name="T11">TightVNC</text:span></text:a><text:span text:style-name="T11"> as my VNC server.</text:span></text:p>
      <text:h text:style-name="P5" text:outline-level="2"><text:soft-page-break/>Client Software</text:h>
      <text:p text:style-name="P19">CloudXR Client: <text:span text:style-name="T7">Install the CloudXR software and select the client part + redistributables. Also install the DirectX SDK from above.</text:span></text:p>
      <text:p text:style-name="P19">Steam + SteamVR: <text:span text:style-name="T7">As before Steam and SteamVR has to be installed. Make sure to have updated to the latest SteamVR version.</text:span></text:p>
      <text:p text:style-name="P20">VNC Client: <text:span text:style-name="T7">Install a VNC client to connect to the server. I used TightVNC’s viewer software.</text:span></text:p>
      <text:h text:style-name="P1" text:outline-level="1">Using the prototype</text:h>
      <text:p text:style-name="P27">After installing all the required software all that is left is to establish a connection, select a application and start playing. The steps to establish a connection are as follows:</text:p>
      <text:list xml:id="list1181107957" text:style-name="L1">
        <text:list-item>
          <text:p text:style-name="P28">Start the server VM and connect to it via VNC once it booted up.</text:p>
        </text:list-item>
        <text:list-item>
          <text:p text:style-name="P28">Start SteamVR on the server.</text:p>
        </text:list-item>
        <text:list-item>
          <text:p text:style-name="P28">Start the client machine and start SteamVR. (Make sure the headset is connected)</text:p>
        </text:list-item>
        <text:list-item>
          <text:p text:style-name="P28">Open a command window and navigate to the install directory of your CloudXR installation. Normally that is “<text:a xlink:type="simple" xlink:href="file:///C:/Program" text:style-name="Internet_20_link" text:visited-style-name="Visited_20_Internet_20_Link">C:/Program</text:a> Files/NVIDIA Corporation/CloudXR/Client/CloudXRClient.exe”</text:p>
        </text:list-item>
        <text:list-item>
          <text:p text:style-name="P28">To connect execute to the server execute the following command “CloudXRClient.exe -s *<text:span text:style-name="T14">Your server IP* </text:span>”</text:p>
        </text:list-item>
        <text:list-item>
          <text:p text:style-name="P28">The software should then connect to the server. Once the connection is established you should see a VR headset symbol in the SteamVR window of the serve machine.</text:p>
        </text:list-item>
        <text:list-item>
          <text:p text:style-name="P28">Start the OpenVR application of your choice on the server and start playing.</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01243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10-19T23:40:39.017000000</dc:date>
    <meta:editing-duration>PT12M44S</meta:editing-duration>
    <meta:editing-cycles>2</meta:editing-cycles>
    <meta:document-statistic meta:table-count="3" meta:image-count="0" meta:object-count="0" meta:page-count="3" meta:paragraph-count="68" meta:word-count="809" meta:character-count="4835" meta:non-whitespace-character-count="4096"/>
  </office:meta>
</office:document-meta>
</file>